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3"/>
    <style:style style:name="T1" style:family="text">
      <style:text-properties officeooo:rsid="00068a6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🔐 <text:span text:style-name="Strong_20_Emphasis">Lab: Encryption and Decryption using Base64 in Linux Terminal</text:span></text:h>
      <text:h text:style-name="Heading_20_3" text:outline-level="3">🧑‍💻 Objective:</text:h>
      <text:p text:style-name="Text_20_body">Learn how to:</text:p>
      <text:list text:style-name="L1">
        <text:list-item>
          <text:p text:style-name="P1">Encode and decode text using Base64</text:p>
        </text:list-item>
        <text:list-item>
          <text:p text:style-name="P1">Encode and decode files (text + binary)</text:p>
        </text:list-item>
        <text:list-item>
          <text:p text:style-name="P1">Verify file integrity with checksums</text:p>
        </text:list-item>
      </text:list>
      <text:p text:style-name="Horizontal_20_Line"/>
      <text:h text:style-name="Heading_20_3" text:outline-level="3">🛠️ Prerequisites:</text:h>
      <text:list text:style-name="L2">
        <text:list-item>
          <text:p text:style-name="P2">Linux or Unix-based shell</text:p>
        </text:list-item>
        <text:list-item>
          <text:p text:style-name="P2"><text:span text:style-name="Source_20_Text">base64</text:span>, <text:span text:style-name="Source_20_Text">md5sum</text:span> (already available on most systems)</text:p>
        </text:list-item>
      </text:list>
      <text:p text:style-name="Horizontal_20_Line"/>
      <text:h text:style-name="Heading_20_3" text:outline-level="3">📝 <text:span text:style-name="Strong_20_Emphasis">Part 1: Encode a Text String</text:span></text:h>
      <text:p text:style-name="P3"><text:span text:style-name="Source_20_Text">echo -n "Hello World!" | base64</text:span></text:p>
      <text:p text:style-name="Horizontal_20_Line"/>
      <text:h text:style-name="Heading_20_3" text:outline-level="3">🔓 <text:span text:style-name="Strong_20_Emphasis">Part 2: Decode the Encoded String</text:span></text:h>
      <text:p text:style-name="P3"><text:span text:style-name="Source_20_Text">echo -n "SGVsbG8gV29ybGQh" | base64 --decode</text:span></text:p>
      <text:p text:style-name="Horizontal_20_Line"/>
      <text:h text:style-name="Heading_20_3" text:outline-level="3">📁 <text:span text:style-name="Strong_20_Emphasis">Part 3: Encode a File Using Base64</text:span></text:h>
      <text:p text:style-name="Preformatted_20_Text"><text:span text:style-name="Source_20_Text">echo "This is a secret file." &gt; secret.txt</text:span></text:p>
      <text:p text:style-name="P3"><text:span text:style-name="Source_20_Text">base64 secret.txt &gt; secret_encoded.txt</text:span></text:p>
      <text:p text:style-name="Horizontal_20_Line"/>
      <text:h text:style-name="Heading_20_3" text:outline-level="3">🔓 <text:span text:style-name="Strong_20_Emphasis">Part 4: Decode the Encoded File Back</text:span></text:h>
      <text:p text:style-name="Preformatted_20_Text"><text:span text:style-name="Source_20_Text">base64 --decode secret_encoded.txt &gt; secret_decoded.txt</text:span></text:p>
      <text:p text:style-name="P3"><text:span text:style-name="Source_20_Text">cat secret_decoded.txt</text:span></text:p>
      <text:p text:style-name="Horizontal_20_Line"/>
      <text:h text:style-name="Heading_20_3" text:outline-level="3">🖼️ <text:span text:style-name="Strong_20_Emphasis">Part 5: Encode and Decode Binary Files (Images, PDFs, etc.)</text:span></text:h>
      <text:h text:style-name="Heading_20_4" text:outline-level="4">🔄 Step 1: Get a Sample Image</text:h>
      <text:p text:style-name="Text_20_body">You can <text:span text:style-name="T1">download</text:span> <text:span text:style-name="T1">an</text:span> image (e.g., <text:span text:style-name="Source_20_Text">sample.jpg</text:span>) <text:span text:style-name="T1">via google.</text:span></text:p>
      <text:h text:style-name="Heading_20_4" text:outline-level="4"><text:soft-page-break/>🔄 Step 2: Encode the Image in Base64</text:h>
      <text:p text:style-name="P3"><text:span text:style-name="Source_20_Text">base64 sample.jpg &gt; sample_encoded.txt</text:span></text:p>
      <text:h text:style-name="Heading_20_4" text:outline-level="4">🔄 Step 3: Decode the Base64 File Back to Binary</text:h>
      <text:p text:style-name="P3"><text:span text:style-name="Source_20_Text">base64 --decode sample_encoded.txt &gt; sample_decoded.jpg</text:span></text:p>
      <text:h text:style-name="Heading_20_4" text:outline-level="4">✅ Step 4: Compare the Original and Decoded Files Using MD5</text:h>
      <text:p text:style-name="Preformatted_20_Text"><text:span text:style-name="Source_20_Text">md5sum sample.jpg</text:span></text:p>
      <text:p text:style-name="P3"><text:span text:style-name="Source_20_Text">md5sum sample_decoded.jpg</text:span></text:p>
      <text:p text:style-name="Text_20_body">✅ The MD5 hashes should match:</text:p>
      <text:p text:style-name="Preformatted_20_Text"><text:span text:style-name="Source_20_Text">e4f2bdb... <text:s/>sample.jpg <text:s/></text:span></text:p>
      <text:p text:style-name="P3"><text:span text:style-name="Source_20_Text">e4f2bdb... <text:s/>sample_decoded.jpg</text:span></text:p>
      <text:p text:style-name="Horizontal_20_Line"/>
      <text:h text:style-name="Heading_20_3" text:outline-level="3">🧠 <text:span text:style-name="Strong_20_Emphasis">Discussion Questions:</text:span></text:h>
      <text:list text:style-name="L3">
        <text:list-item>
          <text:p text:style-name="P4">Why is Base64 useful for encoding binary files?</text:p>
        </text:list-item>
        <text:list-item>
          <text:p text:style-name="P4">Why do email attachments and data URLs use Base64?</text:p>
        </text:list-item>
        <text:list-item>
          <text:p text:style-name="P4">Why is MD5 useful for integrity but not security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5:24:40.749912836</meta:creation-date>
    <dc:date>2025-04-17T15:28:44.801878482</dc:date>
    <meta:editing-duration>PT4M5S</meta:editing-duration>
    <meta:editing-cycles>1</meta:editing-cycles>
    <meta:document-statistic meta:table-count="0" meta:image-count="0" meta:object-count="0" meta:page-count="2" meta:paragraph-count="36" meta:word-count="226" meta:character-count="1342" meta:non-whitespace-character-count="1159"/>
    <meta:generator>LibreOffice/24.8.6.2$Linux_X86_64 LibreOffice_project/d50be90c1d90f0f90a5235ffcbbafbbfa38a83c2</meta:generator>
  </office:meta>
</office:document-meta>
</file>